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CB9C5D083868D84.png" manifest:media-type="image/png"/>
  <manifest:file-entry manifest:full-path="Pictures/100000000000055600000300F0068821D462844A.png" manifest:media-type="image/png"/>
  <manifest:file-entry manifest:full-path="Pictures/100000000000055600000300B8EE03DAC6DC151D.png" manifest:media-type="image/png"/>
  <manifest:file-entry manifest:full-path="Pictures/1000000000000556000003009D990CE8AB3DD5ED.png" manifest:media-type="image/png"/>
  <manifest:file-entry manifest:full-path="Pictures/100000000000055600000300EBBCC5F474C513D4.png" manifest:media-type="image/png"/>
  <manifest:file-entry manifest:full-path="Pictures/1000000000000556000003006BB05A4C8B36EDF0.png" manifest:media-type="image/png"/>
  <manifest:file-entry manifest:full-path="Pictures/1000000000000556000003001BDFB443093B5A55.png" manifest:media-type="image/png"/>
  <manifest:file-entry manifest:full-path="Pictures/100000000000055600000300DC505B21DA1AAF6B.png" manifest:media-type="image/png"/>
  <manifest:file-entry manifest:full-path="Pictures/10000000000005560000030079F94C50E41887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EBBCC5F474C513D4.png" xlink:type="simple" xlink:show="embed" xlink:actuate="onLoad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6BB05A4C8B36EDF0.png" xlink:type="simple" xlink:show="embed" xlink:actuate="onLoad"/></draw:frame></text:p>
      <text:p text:style-name="Standard"/>
      <text:p text:style-name="Standard"/>
      <text:p text:style-name="Standard"><draw:frame draw:style-name="fr2" draw:name="Image3" text:anchor-type="paragraph" svg:width="17cm" svg:height="9.557cm" draw:z-index="2"><draw:image xlink:href="Pictures/100000000000055600000300DC505B21DA1AAF6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9" text:anchor-type="paragraph" svg:x="0cm" svg:y="-0.716cm" svg:width="17cm" svg:height="9.557cm" draw:z-index="8"><draw:image xlink:href="Pictures/10000000000005560000030079F94C50E41887F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9.557cm" draw:z-index="3"><draw:image xlink:href="Pictures/1000000000000556000003009D990CE8AB3DD5ED.png" xlink:type="simple" xlink:show="embed" xlink:actuate="onLoad"/></draw:frame></text:p>
      <text:p text:style-name="Standard"/>
      <text:p text:style-name="Standard"/>
      <text:p text:style-name="Standard"><draw:frame draw:style-name="fr2" draw:name="Image5" text:anchor-type="paragraph" svg:width="17cm" svg:height="9.557cm" draw:z-index="4"><draw:image xlink:href="Pictures/1000000000000556000003001BDFB443093B5A55.png" xlink:type="simple" xlink:show="embed" xlink:actuate="onLoad"/></draw:frame><text:soft-page-break/></text:p>
      <text:p text:style-name="Standard"><draw:frame draw:style-name="fr2" draw:name="Image6" text:anchor-type="paragraph" svg:width="17cm" svg:height="9.557cm" draw:z-index="5"><draw:image xlink:href="Pictures/100000000000055600000300B8EE03DAC6DC151D.png" xlink:type="simple" xlink:show="embed" xlink:actuate="onLoad"/></draw:frame></text:p>
      <text:p text:style-name="Standard"/>
      <text:p text:style-name="Standard"><draw:frame draw:style-name="fr2" draw:name="Image7" text:anchor-type="paragraph" svg:width="17cm" svg:height="9.557cm" draw:z-index="6"><draw:image xlink:href="Pictures/100000000000055600000300F0068821D462844A.png" xlink:type="simple" xlink:show="embed" xlink:actuate="onLoad"/></draw:frame></text:p>
      <text:p text:style-name="Standard"><text:soft-page-break/></text:p>
      <text:p text:style-name="Standard"><draw:frame draw:style-name="fr2" draw:name="Image8" text:anchor-type="paragraph" svg:width="17cm" svg:height="9.557cm" draw:z-index="7"><draw:image xlink:href="Pictures/100000000000055600000300DCB9C5D083868D84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7:00:41.174748405</meta:creation-date>
    <dc:date>2018-03-04T17:06:40.019571356</dc:date>
    <meta:editing-duration>PT5M59S</meta:editing-duration>
    <meta:editing-cycles>1</meta:editing-cycles>
    <meta:document-statistic meta:table-count="0" meta:image-count="9" meta:object-count="0" meta:page-count="5" meta:paragraph-count="0" meta:word-count="0" meta:character-count="0" meta:non-whitespace-character-count="0"/>
    <meta:generator>LibreOffice/5.1.6.2$Linux_X86_64 LibreOffice_project/10m0$Build-2</meta:generator>
  </office:meta>
</office:document-meta>
</file>